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4c8c" officeooo:paragraph-rsid="000e4c8c"/>
    </style:style>
    <style:style style:name="P2" style:family="paragraph" style:parent-style-name="Standard">
      <style:text-properties officeooo:rsid="000f87ef" officeooo:paragraph-rsid="000f87ef"/>
    </style:style>
    <style:style style:name="P3" style:family="paragraph" style:parent-style-name="Standard">
      <style:text-properties officeooo:rsid="000fa8e3" officeooo:paragraph-rsid="001c132e"/>
    </style:style>
    <style:style style:name="P4" style:family="paragraph" style:parent-style-name="Standard">
      <style:text-properties officeooo:rsid="0014ae3a" officeooo:paragraph-rsid="0014ae3a"/>
    </style:style>
    <style:style style:name="P5" style:family="paragraph" style:parent-style-name="Standard">
      <style:text-properties officeooo:rsid="00185237" officeooo:paragraph-rsid="00185237"/>
    </style:style>
    <style:style style:name="P6" style:family="paragraph" style:parent-style-name="Standard">
      <style:text-properties officeooo:rsid="00185237" officeooo:paragraph-rsid="0018cc80"/>
    </style:style>
    <style:style style:name="P7" style:family="paragraph" style:parent-style-name="Standard">
      <style:text-properties officeooo:rsid="0018b34f" officeooo:paragraph-rsid="0018b34f"/>
    </style:style>
    <style:style style:name="P8" style:family="paragraph" style:parent-style-name="Standard">
      <style:text-properties officeooo:rsid="001a876c" officeooo:paragraph-rsid="001a876c"/>
    </style:style>
    <style:style style:name="P9" style:family="paragraph" style:parent-style-name="Standard">
      <style:text-properties officeooo:rsid="001c3590" officeooo:paragraph-rsid="001c3590"/>
    </style:style>
    <style:style style:name="P10" style:family="paragraph" style:parent-style-name="Standard">
      <style:text-properties officeooo:rsid="001e2ef4" officeooo:paragraph-rsid="001e2ef4"/>
    </style:style>
    <style:style style:name="P11" style:family="paragraph" style:parent-style-name="Standard">
      <style:text-properties officeooo:rsid="0029c1ae" officeooo:paragraph-rsid="0029c1ae"/>
    </style:style>
    <style:style style:name="P12" style:family="paragraph" style:parent-style-name="Standard">
      <style:text-properties officeooo:rsid="002cb037" officeooo:paragraph-rsid="002cb037"/>
    </style:style>
    <style:style style:name="P13" style:family="paragraph" style:parent-style-name="Standard">
      <style:text-properties officeooo:rsid="002c31a1" officeooo:paragraph-rsid="002c31a1"/>
    </style:style>
    <style:style style:name="P14" style:family="paragraph" style:parent-style-name="Standard">
      <style:text-properties officeooo:rsid="002e521a" officeooo:paragraph-rsid="002e521a"/>
    </style:style>
    <style:style style:name="P15" style:family="paragraph" style:parent-style-name="Standard">
      <style:text-properties officeooo:rsid="00225d3a" officeooo:paragraph-rsid="00225d3a"/>
    </style:style>
    <style:style style:name="P16" style:family="paragraph" style:parent-style-name="Standard">
      <style:text-properties officeooo:rsid="003b1716" officeooo:paragraph-rsid="003b1716"/>
    </style:style>
    <style:style style:name="P17" style:family="paragraph" style:parent-style-name="Standard">
      <style:text-properties officeooo:rsid="003ce6e7" officeooo:paragraph-rsid="003ce6e7"/>
    </style:style>
    <style:style style:name="P18" style:family="paragraph" style:parent-style-name="Standard">
      <style:text-properties officeooo:rsid="003d573e" officeooo:paragraph-rsid="003d573e"/>
    </style:style>
    <style:style style:name="P19" style:family="paragraph" style:parent-style-name="Standard">
      <style:text-properties officeooo:rsid="00404f1a" officeooo:paragraph-rsid="00404f1a"/>
    </style:style>
    <style:style style:name="P20" style:family="paragraph" style:parent-style-name="Standard">
      <style:text-properties officeooo:rsid="0045df2c" officeooo:paragraph-rsid="0045df2c"/>
    </style:style>
    <style:style style:name="P21" style:family="paragraph" style:parent-style-name="Standard">
      <style:text-properties officeooo:rsid="00484637" officeooo:paragraph-rsid="00484637"/>
    </style:style>
    <style:style style:name="P22" style:family="paragraph" style:parent-style-name="Standard">
      <style:text-properties officeooo:rsid="004858cf" officeooo:paragraph-rsid="004858cf"/>
    </style:style>
    <style:style style:name="P23" style:family="paragraph" style:parent-style-name="Standard">
      <style:text-properties officeooo:rsid="0048dc10" officeooo:paragraph-rsid="0048dc10"/>
    </style:style>
    <style:style style:name="P24" style:family="paragraph" style:parent-style-name="Standard">
      <style:text-properties officeooo:rsid="004923f9" officeooo:paragraph-rsid="004923f9"/>
    </style:style>
    <style:style style:name="P25" style:family="paragraph" style:parent-style-name="Standard">
      <style:text-properties officeooo:rsid="004c2df4" officeooo:paragraph-rsid="004c2df4"/>
    </style:style>
    <style:style style:name="P26" style:family="paragraph" style:parent-style-name="Heading_20_1">
      <style:text-properties officeooo:rsid="001c132e" officeooo:paragraph-rsid="001c132e"/>
    </style:style>
    <style:style style:name="P27" style:family="paragraph" style:parent-style-name="Heading_20_1">
      <style:text-properties officeooo:rsid="0026bc7a" officeooo:paragraph-rsid="0026bc7a"/>
    </style:style>
    <style:style style:name="P28" style:family="paragraph" style:parent-style-name="Heading_20_1">
      <style:text-properties officeooo:paragraph-rsid="003c3bbb"/>
    </style:style>
    <style:style style:name="P29" style:family="paragraph" style:parent-style-name="Standard" style:list-style-name="L4">
      <style:text-properties officeooo:rsid="002c31a1" officeooo:paragraph-rsid="002c31a1"/>
    </style:style>
    <style:style style:name="P30" style:family="paragraph" style:parent-style-name="Standard" style:list-style-name="L5">
      <style:text-properties officeooo:rsid="0030cf8c" officeooo:paragraph-rsid="0030cf8c" fo:background-color="#ffff00"/>
    </style:style>
    <style:style style:name="P31" style:family="paragraph" style:parent-style-name="Standard" style:list-style-name="L5">
      <style:text-properties officeooo:rsid="0030cf8c" officeooo:paragraph-rsid="0030cf8c"/>
    </style:style>
    <style:style style:name="P32" style:family="paragraph" style:parent-style-name="Standard" style:list-style-name="L6">
      <style:text-properties officeooo:rsid="0035255e" officeooo:paragraph-rsid="0035255e"/>
    </style:style>
    <style:style style:name="P33" style:family="paragraph" style:parent-style-name="Standard" style:list-style-name="L6">
      <style:text-properties fo:font-weight="bold" officeooo:rsid="0036acd2" officeooo:paragraph-rsid="0036acd2" fo:background-color="#ffff00" style:font-weight-asian="bold" style:font-weight-complex="bold"/>
    </style:style>
    <style:style style:name="P34" style:family="paragraph" style:parent-style-name="Standard" style:list-style-name="L8">
      <style:text-properties fo:font-weight="bold" officeooo:rsid="00404f1a" officeooo:paragraph-rsid="00404f1a" style:font-weight-asian="bold" style:font-weight-complex="bold"/>
    </style:style>
    <style:style style:name="P35" style:family="paragraph" style:parent-style-name="Standard" style:list-style-name="L7">
      <style:text-properties officeooo:rsid="003ce6e7" officeooo:paragraph-rsid="003ce6e7"/>
    </style:style>
    <style:style style:name="P36" style:family="paragraph" style:parent-style-name="Standard" style:list-style-name="L8">
      <style:text-properties officeooo:rsid="00404f1a" officeooo:paragraph-rsid="00404f1a"/>
    </style:style>
    <style:style style:name="P37" style:family="paragraph" style:parent-style-name="Standard" style:list-style-name="L9">
      <style:text-properties officeooo:rsid="004c2df4" officeooo:paragraph-rsid="004c2df4"/>
    </style:style>
    <style:style style:name="P38" style:family="paragraph" style:parent-style-name="Standard" style:list-style-name="L9">
      <style:text-properties officeooo:rsid="004fa3ae" officeooo:paragraph-rsid="004fa3ae"/>
    </style:style>
    <style:style style:name="P39" style:family="paragraph" style:parent-style-name="Standard">
      <style:text-properties officeooo:rsid="004fa3ae" officeooo:paragraph-rsid="004fa3ae"/>
    </style:style>
    <style:style style:name="P40" style:family="paragraph" style:parent-style-name="Standard" style:list-style-name="L10">
      <style:text-properties officeooo:rsid="004fa3ae" officeooo:paragraph-rsid="004fa3ae"/>
    </style:style>
    <style:style style:name="P41" style:family="paragraph" style:parent-style-name="Standard">
      <style:text-properties officeooo:rsid="004923f9" officeooo:paragraph-rsid="004923f9"/>
    </style:style>
    <style:style style:name="P42" style:family="paragraph" style:parent-style-name="Standard" style:list-style-name="L10">
      <style:text-properties officeooo:rsid="004ff497" officeooo:paragraph-rsid="004ff497"/>
    </style:style>
    <style:style style:name="P43" style:family="paragraph" style:parent-style-name="Standard" style:list-style-name="L10">
      <style:text-properties officeooo:rsid="005118c3" officeooo:paragraph-rsid="005118c3"/>
    </style:style>
    <style:style style:name="P44" style:family="paragraph" style:parent-style-name="Standard">
      <style:text-properties officeooo:rsid="0051bcfa" officeooo:paragraph-rsid="004c2df4"/>
    </style:style>
    <style:style style:name="P45" style:family="paragraph" style:parent-style-name="Standard">
      <style:text-properties officeooo:rsid="0051bcfa" officeooo:paragraph-rsid="0051bcfa"/>
    </style:style>
    <style:style style:name="P46" style:family="paragraph" style:parent-style-name="Standard" style:list-style-name="L11">
      <style:text-properties officeooo:rsid="00533ef5" officeooo:paragraph-rsid="00533ef5"/>
    </style:style>
    <style:style style:name="P47" style:family="paragraph" style:parent-style-name="Standard" style:list-style-name="L11">
      <style:text-properties officeooo:rsid="0054449d" officeooo:paragraph-rsid="0054449d"/>
    </style:style>
    <style:style style:name="P48" style:family="paragraph" style:parent-style-name="Standard" style:list-style-name="L11">
      <style:text-properties officeooo:rsid="0057d14b" officeooo:paragraph-rsid="0057d14b"/>
    </style:style>
    <style:style style:name="P49" style:family="paragraph" style:parent-style-name="Standard">
      <style:text-properties officeooo:rsid="0057d14b" officeooo:paragraph-rsid="0057d14b"/>
    </style:style>
    <style:style style:name="P50" style:family="paragraph" style:parent-style-name="Standard">
      <style:text-properties officeooo:rsid="005960b0" officeooo:paragraph-rsid="005960b0"/>
    </style:style>
    <style:style style:name="P51" style:family="paragraph" style:parent-style-name="Standard" style:list-style-name="L12">
      <style:text-properties officeooo:rsid="005960b0" officeooo:paragraph-rsid="005960b0"/>
    </style:style>
    <style:style style:name="P52" style:family="paragraph" style:parent-style-name="Standard">
      <style:text-properties officeooo:rsid="005c27f9" officeooo:paragraph-rsid="005c27f9" fo:background-color="#ff99cc"/>
    </style:style>
    <style:style style:name="P53" style:family="paragraph" style:parent-style-name="Standard">
      <style:text-properties officeooo:rsid="005b3c2f" officeooo:paragraph-rsid="005b3c2f"/>
    </style:style>
    <style:style style:name="P54" style:family="paragraph" style:parent-style-name="Standard">
      <style:text-properties officeooo:rsid="005bfaef" officeooo:paragraph-rsid="005bfaef"/>
    </style:style>
    <style:style style:name="P55" style:family="paragraph" style:parent-style-name="Standard">
      <style:text-properties officeooo:rsid="005c27f9" officeooo:paragraph-rsid="005c27f9"/>
    </style:style>
    <style:style style:name="P56" style:family="paragraph" style:parent-style-name="Standard">
      <style:text-properties officeooo:paragraph-rsid="005c27f9"/>
    </style:style>
    <style:style style:name="P57" style:family="paragraph" style:parent-style-name="Standard">
      <style:text-properties officeooo:rsid="00484637" officeooo:paragraph-rsid="00484637" fo:background-color="#ffcccc"/>
    </style:style>
    <style:style style:name="P58" style:family="paragraph" style:parent-style-name="Standard" style:list-style-name="L11">
      <style:text-properties officeooo:rsid="0054449d" officeooo:paragraph-rsid="0054449d" fo:background-color="#ffcccc"/>
    </style:style>
    <style:style style:name="P59" style:family="paragraph" style:parent-style-name="Standard" style:list-style-name="L13">
      <style:text-properties officeooo:rsid="005b3c2f" officeooo:paragraph-rsid="005b3c2f" fo:background-color="#ffcccc"/>
    </style:style>
    <style:style style:name="P60" style:family="paragraph" style:parent-style-name="Standard" style:list-style-name="L14">
      <style:text-properties officeooo:rsid="005c27f9" officeooo:paragraph-rsid="005c27f9" fo:background-color="#ffcccc"/>
    </style:style>
    <style:style style:name="P61" style:family="paragraph" style:parent-style-name="Standard" style:list-style-name="L1">
      <style:paragraph-properties fo:margin-top="0.101cm" fo:margin-bottom="0.101cm" loext:contextual-spacing="false"/>
      <style:text-properties officeooo:rsid="000f87ef" officeooo:paragraph-rsid="000f87ef"/>
    </style:style>
    <style:style style:name="P62" style:family="paragraph" style:parent-style-name="Standard" style:list-style-name="L1">
      <style:paragraph-properties fo:margin-top="0.101cm" fo:margin-bottom="0.101cm" loext:contextual-spacing="false"/>
      <style:text-properties fo:font-weight="bold" officeooo:rsid="000f87ef" officeooo:paragraph-rsid="000f87ef" style:font-weight-asian="bold" style:font-weight-complex="bold"/>
    </style:style>
    <style:style style:name="P63" style:family="paragraph" style:parent-style-name="Standard" style:list-style-name="L3">
      <style:paragraph-properties fo:margin-top="0.101cm" fo:margin-bottom="0.101cm" loext:contextual-spacing="false"/>
      <style:text-properties fo:font-weight="bold" officeooo:rsid="001e2ef4" officeooo:paragraph-rsid="001e2ef4" style:font-weight-asian="bold" style:font-weight-complex="bold"/>
    </style:style>
    <style:style style:name="P64" style:family="paragraph" style:parent-style-name="Standard" style:list-style-name="L2">
      <style:paragraph-properties fo:margin-top="0.101cm" fo:margin-bottom="0.101cm" loext:contextual-spacing="false"/>
      <style:text-properties officeooo:rsid="001a876c" officeooo:paragraph-rsid="001a876c"/>
    </style:style>
    <style:style style:name="P65" style:family="paragraph" style:parent-style-name="Standard" style:list-style-name="L2">
      <style:paragraph-properties fo:margin-top="0.101cm" fo:margin-bottom="0.101cm" loext:contextual-spacing="false"/>
      <style:text-properties officeooo:rsid="001a876c" officeooo:paragraph-rsid="001bd699"/>
    </style:style>
    <style:style style:name="P66" style:family="paragraph" style:parent-style-name="Standard" style:list-style-name="L2">
      <style:paragraph-properties fo:margin-top="0.101cm" fo:margin-bottom="0.101cm" loext:contextual-spacing="false"/>
      <style:text-properties officeooo:rsid="001bd699" officeooo:paragraph-rsid="001bd699"/>
    </style:style>
    <style:style style:name="P67" style:family="paragraph" style:parent-style-name="Standard" style:list-style-name="L3">
      <style:paragraph-properties fo:margin-top="0.101cm" fo:margin-bottom="0.101cm" loext:contextual-spacing="false"/>
      <style:text-properties officeooo:paragraph-rsid="001e2ef4"/>
    </style:style>
    <style:style style:name="P68" style:family="paragraph" style:parent-style-name="Standard" style:list-style-name="L3">
      <style:paragraph-properties fo:margin-top="0.101cm" fo:margin-bottom="0.101cm" loext:contextual-spacing="false"/>
      <style:text-properties officeooo:rsid="001e2ef4" officeooo:paragraph-rsid="001e2ef4"/>
    </style:style>
    <style:style style:name="P69" style:family="paragraph" style:parent-style-name="Standard" style:list-style-name="L3">
      <style:paragraph-properties fo:margin-top="0.101cm" fo:margin-bottom="0.101cm" loext:contextual-spacing="false"/>
      <style:text-properties officeooo:rsid="001fd959" officeooo:paragraph-rsid="001fd959"/>
    </style:style>
    <style:style style:name="T1" style:family="text">
      <style:text-properties fo:font-weight="bold" style:font-weight-asian="bold" style:font-weight-complex="bold"/>
    </style:style>
    <style:style style:name="T2" style:family="text">
      <style:text-properties fo:font-weight="bold" officeooo:rsid="001e2ef4" style:font-weight-asian="bold" style:font-weight-complex="bold"/>
    </style:style>
    <style:style style:name="T3" style:family="text">
      <style:text-properties fo:font-weight="bold" fo:background-color="#ffff00" loext:char-shading-value="0" style:font-weight-asian="bold" style:font-weight-complex="bold"/>
    </style:style>
    <style:style style:name="T4" style:family="text">
      <style:text-properties fo:font-weight="bold" officeooo:rsid="001e2ef4" fo:background-color="#ffff00" loext:char-shading-value="0" style:font-weight-asian="bold" style:font-weight-complex="bold"/>
    </style:style>
    <style:style style:name="T5" style:family="text">
      <style:text-properties fo:font-weight="bold" officeooo:rsid="00306ee6" fo:background-color="#ffff00" loext:char-shading-value="0" style:font-weight-asian="bold" style:font-weight-complex="bold"/>
    </style:style>
    <style:style style:name="T6" style:family="text">
      <style:text-properties officeooo:rsid="0010ce54"/>
    </style:style>
    <style:style style:name="T7" style:family="text">
      <style:text-properties officeooo:rsid="0018b34f"/>
    </style:style>
    <style:style style:name="T8" style:family="text">
      <style:text-properties officeooo:rsid="0018cc80"/>
    </style:style>
    <style:style style:name="T9" style:family="text">
      <style:text-properties fo:background-color="#ffff00" loext:char-shading-value="0"/>
    </style:style>
    <style:style style:name="T10" style:family="text">
      <style:text-properties officeooo:rsid="001e2ef4" fo:background-color="#ffff00" loext:char-shading-value="0"/>
    </style:style>
    <style:style style:name="T11" style:family="text">
      <style:text-properties officeooo:rsid="00306ee6" fo:background-color="#ffff00" loext:char-shading-value="0"/>
    </style:style>
    <style:style style:name="T12" style:family="text">
      <style:text-properties officeooo:rsid="00381376" fo:background-color="#ffff00" loext:char-shading-value="0"/>
    </style:style>
    <style:style style:name="T13" style:family="text">
      <style:text-properties officeooo:rsid="004ff497" fo:background-color="#ffff00" loext:char-shading-value="0"/>
    </style:style>
    <style:style style:name="T14" style:family="text">
      <style:text-properties officeooo:rsid="004ff497" fo:background-color="#ffff00" loext:char-shading-value="0"/>
    </style:style>
    <style:style style:name="T15" style:family="text">
      <style:text-properties fo:background-color="#ffff00" loext:char-shading-value="0"/>
    </style:style>
    <style:style style:name="T16" style:family="text">
      <style:text-properties fo:font-weight="normal" fo:background-color="#ffff00" loext:char-shading-value="0" style:font-weight-asian="normal" style:font-weight-complex="normal"/>
    </style:style>
    <style:style style:name="T17" style:family="text">
      <style:text-properties fo:font-weight="normal" officeooo:rsid="0018cc80" fo:background-color="#ffff00" loext:char-shading-value="0" style:font-weight-asian="normal" style:font-weight-complex="normal"/>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10ce54"/>
    </style:style>
    <style:style style:name="T20" style:family="text">
      <style:text-properties style:text-underline-style="solid" style:text-underline-width="auto" style:text-underline-color="font-color" officeooo:rsid="001c132e"/>
    </style:style>
    <style:style style:name="T21" style:family="text">
      <style:text-properties officeooo:rsid="001bd699"/>
    </style:style>
    <style:style style:name="T22" style:family="text">
      <style:text-properties officeooo:rsid="001c2603"/>
    </style:style>
    <style:style style:name="T23" style:family="text">
      <style:text-properties officeooo:rsid="001e2ef4"/>
    </style:style>
    <style:style style:name="T24" style:family="text">
      <style:text-properties officeooo:rsid="001f6d6f"/>
    </style:style>
    <style:style style:name="T25" style:family="text">
      <style:text-properties officeooo:rsid="00207d1b"/>
    </style:style>
    <style:style style:name="T26" style:family="text">
      <style:text-properties officeooo:rsid="00225d3a"/>
    </style:style>
    <style:style style:name="T27" style:family="text">
      <style:text-properties officeooo:rsid="001f6d6f" fo:background-color="#ffcccc" loext:char-shading-value="0"/>
    </style:style>
    <style:style style:name="T28" style:family="text">
      <style:text-properties officeooo:rsid="001e2ef4" fo:background-color="#ffcccc" loext:char-shading-value="0"/>
    </style:style>
    <style:style style:name="T29" style:family="text">
      <style:text-properties officeooo:rsid="00247bd8" fo:background-color="#ffcccc" loext:char-shading-value="0"/>
    </style:style>
    <style:style style:name="T30" style:family="text">
      <style:text-properties officeooo:rsid="0025d481" fo:background-color="#ffcccc" loext:char-shading-value="0"/>
    </style:style>
    <style:style style:name="T31" style:family="text">
      <style:text-properties fo:background-color="#ffcccc" loext:char-shading-value="0"/>
    </style:style>
    <style:style style:name="T32" style:family="text">
      <style:text-properties officeooo:rsid="00247bd8"/>
    </style:style>
    <style:style style:name="T33" style:family="text">
      <style:text-properties fo:font-style="italic" officeooo:rsid="00247bd8" fo:background-color="#ffcccc" loext:char-shading-value="0" style:font-style-asian="italic" style:font-style-complex="italic"/>
    </style:style>
    <style:style style:name="T34" style:family="text">
      <style:text-properties fo:font-style="italic" officeooo:rsid="001e2ef4" fo:background-color="#ffcccc" loext:char-shading-value="0" style:font-style-asian="italic" style:font-style-complex="italic"/>
    </style:style>
    <style:style style:name="T35" style:family="text">
      <style:text-properties fo:font-style="italic" officeooo:rsid="001f6d6f" fo:background-color="#ffcccc" loext:char-shading-value="0" style:font-style-asian="italic" style:font-style-complex="italic"/>
    </style:style>
    <style:style style:name="T36" style:family="text">
      <style:text-properties fo:font-style="italic" fo:background-color="#ffcccc" loext:char-shading-value="0"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officeooo:rsid="005cc8e1" style:font-style-asian="italic" style:font-style-complex="italic"/>
    </style:style>
    <style:style style:name="T39" style:family="text">
      <style:text-properties fo:font-style="italic" fo:background-color="#ff99cc" loext:char-shading-value="0" style:font-style-asian="italic" style:font-style-complex="italic"/>
    </style:style>
    <style:style style:name="T40" style:family="text">
      <style:text-properties fo:font-style="italic" fo:background-color="#ff99cc" loext:char-shading-value="0" style:font-style-asian="italic" style:font-style-complex="italic"/>
    </style:style>
    <style:style style:name="T41" style:family="text">
      <style:text-properties officeooo:rsid="002eb67a"/>
    </style:style>
    <style:style style:name="T42" style:family="text">
      <style:text-properties officeooo:rsid="00306ee6"/>
    </style:style>
    <style:style style:name="T43" style:family="text">
      <style:text-properties officeooo:rsid="0032288a"/>
    </style:style>
    <style:style style:name="T44" style:family="text">
      <style:text-properties officeooo:rsid="003427ad"/>
    </style:style>
    <style:style style:name="T45" style:family="text">
      <style:text-properties officeooo:rsid="0036acd2"/>
    </style:style>
    <style:style style:name="T46" style:family="text">
      <style:text-properties officeooo:rsid="003cd314"/>
    </style:style>
    <style:style style:name="T47" style:family="text">
      <style:text-properties officeooo:rsid="003d573e"/>
    </style:style>
    <style:style style:name="T48" style:family="text">
      <style:text-properties officeooo:rsid="00436a8d"/>
    </style:style>
    <style:style style:name="T49" style:family="text">
      <style:text-properties officeooo:rsid="0047572f"/>
    </style:style>
    <style:style style:name="T50" style:family="text">
      <style:text-properties officeooo:rsid="00484637"/>
    </style:style>
    <style:style style:name="T51" style:family="text">
      <style:text-properties officeooo:rsid="004f3b43"/>
    </style:style>
    <style:style style:name="T52" style:family="text">
      <style:text-properties officeooo:rsid="004fa3ae"/>
    </style:style>
    <style:style style:name="T53" style:family="text">
      <style:text-properties officeooo:rsid="004ff497"/>
    </style:style>
    <style:style style:name="T54" style:family="text">
      <style:text-properties officeooo:rsid="005c27f9"/>
    </style:style>
    <style:style style:name="T55" style:family="text">
      <style:text-properties officeooo:rsid="005cc8e1"/>
    </style:style>
    <style:style style:name="T56" style:family="text">
      <style:text-properties fo:font-style="normal" style:font-style-asian="normal" style:font-style-complex="normal"/>
    </style:style>
    <style:style style:name="T57" style:family="text">
      <style:text-properties fo:font-style="normal" officeooo:rsid="005cc8e1" style:font-style-asian="normal" style:font-style-complex="normal"/>
    </style:style>
    <style:style style:name="T58" style:family="text">
      <style:text-properties fo:font-style="normal" fo:background-color="#ff99cc" loext:char-shading-value="0" style:font-style-asian="normal" style:font-style-complex="normal"/>
    </style:style>
    <style:style style:name="T59" style:family="text">
      <style:text-properties fo:font-style="normal" officeooo:rsid="005cc8e1" fo:background-color="#ff99cc" loext:char-shading-value="0" style:font-style-asian="normal" style:font-style-complex="normal"/>
    </style:style>
    <style:style style:name="T60" style:family="text">
      <style:text-properties fo:font-style="normal" officeooo:rsid="005cc8e1" fo:background-color="#ff99cc" loext:char-shading-value="0" style:font-style-asian="normal" style:font-style-complex="normal"/>
    </style:style>
    <style:style style:name="T61" style:family="text">
      <style:text-properties fo:font-style="normal" fo:background-color="#ff99cc" loext:char-shading-value="0" style:font-style-asian="normal" style:font-style-complex="normal"/>
    </style:style>
    <style:style style:name="T62" style:family="text">
      <style:text-properties fo:font-style="normal" fo:background-color="#ffcccc" loext:char-shading-value="0" style:font-style-asian="normal" style:font-style-complex="normal"/>
    </style:style>
    <style:style style:name="T63" style:family="text">
      <style:text-properties fo:font-style="normal" officeooo:rsid="005cc8e1" fo:background-color="#ffcccc" loext:char-shading-value="0" style:font-style-asian="normal" style:font-style-complex="normal"/>
    </style:style>
    <style:style style:name="T64" style:family="text">
      <style:text-properties fo:font-style="normal" fo:background-color="#ffcccc" loext:char-shading-value="0" style:font-style-asian="normal" style:font-style-complex="normal"/>
    </style:style>
    <style:style style:name="T65" style:family="text">
      <style:text-properties fo:background-color="#ff99cc" loext:char-shading-value="0"/>
    </style:style>
    <style:style style:name="T66" style:family="text">
      <style:text-properties fo:background-color="#ff99cc" loext:char-shading-value="0"/>
    </style:style>
    <style:style style:name="T67" style:family="text">
      <style:text-properties officeooo:rsid="005e8fb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on’t make me think, de Steve Krug</text:p>
      <text:h text:style-name="P26" text:outline-level="1">Définition de l’utilisabilité</text:h>
      <text:p text:style-name="P1"/>
      <text:p text:style-name="P2"><text:span text:style-name="T9">Critères de l’utilisabilité</text:span> selon la définition la plus répandue :</text:p>
      <text:list xml:id="list4815416030445356811" text:style-name="L1">
        <text:list-item>
          <text:p text:style-name="P61"><text:span text:style-name="T1">utile</text:span> pour l’utilisateur</text:p>
        </text:list-item>
        <text:list-item>
          <text:p text:style-name="P61">l’utilisateur finit par <text:span text:style-name="T1">apprendre</text:span> à s’en servir sans difficulté</text:p>
        </text:list-item>
        <text:list-item>
          <text:p text:style-name="P61">l’utilisateur finir par <text:span text:style-name="T1">mémoriser</text:span> le fonctionnement sans avoir à le réapprendre aux utilisations suivantes</text:p>
        </text:list-item>
        <text:list-item>
          <text:p text:style-name="P61">répond <text:span text:style-name="T1">efficacement</text:span> au besoin de l’utilisateur (fait bien le travail, dans un délai raisonnable et avec un moindre effort)</text:p>
        </text:list-item>
        <text:list-item>
          <text:p text:style-name="P62">désirable</text:p>
        </text:list-item>
        <text:list-item>
          <text:p text:style-name="P61"><text:span text:style-name="T1">agréable</text:span> / amusant à utiliser</text:p>
        </text:list-item>
      </text:list>
      <text:p text:style-name="P2"/>
      <text:p text:style-name="P3">Définition de l’utilisabilité selon Steve Krug : <text:span text:style-name="T18">une personne peu expérimentée peut comprendre com</text:span><text:span text:style-name="T20">Le rôle de l’utilisabilité</text:span><text:span text:style-name="T18">ment utiliser ce dispositif pour réaliser une action </text:span><text:span text:style-name="T19">qui est normalement plus complexe à réaliser sans ce dispositif</text:span><text:span text:style-name="T6">.</text:span></text:p>
      <text:h text:style-name="P26" text:outline-level="1"><text:span text:style-name="T22">Pourquoi l</text:span>’utilisabilité</text:h>
      <text:p text:style-name="P4">L’utilisateur doit chercher le moins possible et ne doit pas avoir à s’arrêter pour comprendre.</text:p>
      <text:p text:style-name="P5"/>
      <text:p text:style-name="P6">Le rôle du designer est d’<text:span text:style-name="T16">identifier </text:span><text:span text:style-name="T17">l</text:span><text:span text:style-name="T16">es </text:span><text:span text:style-name="T17">questions</text:span><text:span text:style-name="T8"> qui peuvent amener l’utilisateur à douter et à a réfléchir à l’utilisation du site,</text:span> et de modifier l’interface de façon à ce qu<text:span text:style-name="T8">e ces questions</text:span> ne se posent plus. </text:p>
      <text:p text:style-name="P6"/>
      <text:p text:style-name="P6">Si votre site est compliqué à utiliser, l’utilisateur ira chercher sa réponse ailleurs. <text:span text:style-name="T8">(= jauge de bonne volonté).</text:span></text:p>
      <text:p text:style-name="P5"/>
      <text:p text:style-name="P5">Les utilisateurs ne lisent pas les pages web en entier comme des robots, ils survolent à la recherche de liens ou d’informations correspondant à ce qu’ils recherchent. Les habitués du Net repèrent rapidement les blocs qui les intéressent. <text:span text:style-name="T7">Ils le font parce qu’ils sont pressés.</text:span></text:p>
      <text:p text:style-name="P5"/>
      <text:p text:style-name="P7">Pour la même raison, <text:span text:style-name="T8">ils ne lisent pas les modes d’emploi, et </text:span>s’ils arrivent à leurs fins <text:span text:style-name="T8">autrement qu’en suivant le mode d’emploi </text:span>ils continueront à utiliser <text:span text:style-name="T8">le site </text:span>de cette façon car seul le résultat compte.<text:line-break/><text:span text:style-name="T33">Sources of Power – How people make decisions</text:span><text:span text:style-name="T29">, de Gary Klein</text:span></text:p>
      <text:p text:style-name="P7"/>
      <text:p text:style-name="P8">L’utilisabilité sur un site a les avantages suivants :</text:p>
      <text:list xml:id="list6204499958294524263" text:style-name="L2">
        <text:list-item>
          <text:p text:style-name="P64">l’utilisateur a plus de chances de trouver ce qu’il cherche</text:p>
        </text:list-item>
        <text:list-item>
          <text:p text:style-name="P64">l’utilisateur <text:span text:style-name="T21">a plus de chances de comprendre l’étendue de ce que propose le site</text:span></text:p>
        </text:list-item>
        <text:list-item>
          <text:p text:style-name="P65">l’utilisateur <text:span text:style-name="T21">a plus de chances d’aller dans la direction où vous souhaitez l’amener</text:span></text:p>
        </text:list-item>
        <text:list-item>
          <text:p text:style-name="P66">l’utilisateur se sent intelligent, ce qui lui donnera envie de revenir</text:p>
        </text:list-item>
      </text:list>
      <text:p text:style-name="P7"/>
      <text:h text:style-name="P27" text:outline-level="1"><text:soft-page-break/>Règles de bases d’un site utilisable</text:h>
      <text:p text:style-name="P9"/>
      <text:list xml:id="list2487572314165050132" text:style-name="L3">
        <text:list-item>
          <text:p text:style-name="P67"><text:span text:style-name="T2">Respecter les </text:span><text:span text:style-name="T4">conventions</text:span><text:span text:style-name="T10"> </text:span><text:span text:style-name="T23">: layout, style des éléments, apparence des icônes…<text:line-break/>Innovez si et seulement si votre idée est meilleure que la convention habituelle<text:line-break/></text:span><text:span text:style-name="T34">The Design of Everyday Things</text:span><text:span text:style-name="T28">, de Don Norman</text:span></text:p>
        </text:list-item>
        <text:list-item>
          <text:p text:style-name="P67"><text:span text:style-name="T2">Créer des </text:span><text:span text:style-name="T4">hiérarchies visuelles</text:span><text:span text:style-name="T2"> efficaces</text:span><text:span text:style-name="T23"> : plus c’est gros plus c’est important, les éléments qui vont sémantiquement ensemble ont le même style, les éléments sous un même titre sont tous liés à ce titre</text:span></text:p>
        </text:list-item>
        <text:list-item>
          <text:p text:style-name="P63">Fractionner les pages en <text:span text:style-name="T9">blocs</text:span></text:p>
        </text:list-item>
        <text:list-item>
          <text:p text:style-name="P68"><text:span text:style-name="T1">Limiter le «</text:span><text:span text:style-name="T3"> bruit </text:span><text:span text:style-name="T1">»</text:span> (les publicités criardes, la mise en avant de trop d’éléments, le manque d’organisation des blocs, le trop-plein d’éléments…)<text:line-break/><text:span text:style-name="T26">Limiter le nombre de mots : éviter les textes introductifs que personne ne lit jamais ainsi que les modes d’emploi.</text:span></text:p>
        </text:list-item>
        <text:list-item>
          <text:p text:style-name="P68"><text:span text:style-name="T3">Formater</text:span><text:span text:style-name="T1"> le texte pour faciliter son survol</text:span> (titres <text:span text:style-name="T24">plus gros et bien espacés, paragraphes courts d’une à deux phrases, listes, surlignage de mots-clés)<text:line-break/>Pour des textes faciles à survoler : </text:span><text:span text:style-name="T35">Letting go of the words</text:span><text:span text:style-name="T27">, de Janice (Ginny) Redish</text:span></text:p>
        </text:list-item>
        <text:list-item>
          <text:p text:style-name="P69"><text:span text:style-name="T1">Proposer des </text:span><text:span text:style-name="T3">choix simples</text:span><text:span text:style-name="T1">, évidents</text:span>. L’utilisateur ne doit pas avoir à réfléchir trop longtemps à quel <text:span text:style-name="T25">intitulé / </text:span>bouton / lien correspond à sa situation<text:line-break/><text:span text:style-name="T32">Pour simplifier les choix : </text:span><text:span text:style-name="T33">Forms that works</text:span><text:span text:style-name="T29">, de Caroline Jarrett et Gerry Gaffney, </text:span><text:span text:style-name="T30">chapitre « Making questions easy to answer »</text:span></text:p>
        </text:list-item>
        <text:list-item>
          <text:p text:style-name="P69">Pour les cas les plus difficiles à expliciter,<text:span text:style-name="T1"> utiliser des </text:span><text:span text:style-name="T3">aides</text:span><text:span text:style-name="T1"> type infobulles</text:span>. Ces aides doivent être les plus br<text:span text:style-name="T26">è</text:span>ves possibles (ce n’est pas un mode d’emploi), placé<text:span text:style-name="T26">es</text:span> au plus près de l’endroit où l’utilisateur en a besoin, et visuellement inmanquable<text:span text:style-name="T26">s.</text:span></text:p>
        </text:list-item>
      </text:list>
      <text:p text:style-name="P10"/>
      <text:h text:style-name="Heading_20_1" text:outline-level="1">Navigation</text:h>
      <text:p text:style-name="P13">Une bonne navigation web permet de :</text:p>
      <text:list xml:id="list4846059129778084986" text:style-name="L4">
        <text:list-item>
          <text:p text:style-name="P29">savoir ce qu’il y a sur le site <text:span text:style-name="T42">(</text:span><text:span text:style-name="T11">connaître son </text:span><text:span text:style-name="T5">contenu</text:span><text:span text:style-name="T42">)</text:span></text:p>
        </text:list-item>
        <text:list-item>
          <text:p text:style-name="P29">comprendre <text:span text:style-name="T3">comment</text:span><text:span text:style-name="T9"> utiliser le site</text:span></text:p>
        </text:list-item>
        <text:list-item>
          <text:p text:style-name="P29"><text:span text:style-name="T9">mettre l’utilisateur en </text:span><text:span text:style-name="T3">confiance</text:span> (« Ils savent ce qu’ils font »)</text:p>
        </text:list-item>
      </text:list>
      <text:p text:style-name="P11"/>
      <text:p text:style-name="P12">Les éléments de base de la navigation :</text:p>
      <text:p text:style-name="P12">Navigation persistante (ou globale) : <text:span text:style-name="T44">la boussole. A</text:span>pparaît constamment sur le site.</text:p>
      <text:list xml:id="list6043992802390244013" text:style-name="L5">
        <text:list-item>
          <text:p text:style-name="P30"><text:span text:style-name="T1">nom</text:span> ou <text:span text:style-name="T1">logo</text:span> du site</text:p>
        </text:list-item>
        <text:list-item>
          <text:p text:style-name="P31"><text:span text:style-name="T3">rubriques</text:span> (accueil inclus), <text:span text:style-name="T45">avec une présentation en onglets</text:span></text:p>
        </text:list-item>
        <text:list-item>
          <text:p text:style-name="P31"><text:span text:style-name="T3">champ de recherche</text:span> <text:span text:style-name="T43">(bouton « Rechercher », ou « Go » si « Rechercher » sert déjà d’étiquette, et spécifier l’étendue du champ de recherche si nécessaire)</text:span></text:p>
        </text:list-item>
        <text:list-item>
          <text:p text:style-name="P31"><text:span text:style-name="T9">4 à 5 </text:span><text:span text:style-name="T3">utilitaires</text:span> max.</text:p>
        </text:list-item>
      </text:list>
      <text:p text:style-name="P12"/>
      <text:p text:style-name="P14">Navigation locale : varie selon la catégorie / <text:span text:style-name="T41">le type de contenu</text:span></text:p>
      <text:list xml:id="list2760587492837007932" text:style-name="L6">
        <text:list-item>
          <text:p text:style-name="P32"><text:span text:style-name="T3">nom</text:span><text:span text:style-name="T9"> de la page</text:span>, bien placé et suffisamment gros<text:line-break/>L’intitulé de la rubrique dans le menu et le nom de la page doivent se correspondre</text:p>
        </text:list-item>
        <text:list-item>
          <text:p text:style-name="P32"><text:span text:style-name="T3">accentuation</text:span><text:span text:style-name="T9"> de la page </text:span><text:span text:style-name="T12">sélectionnée</text:span> dans le menu</text:p>
        </text:list-item>
        <text:list-item>
          <text:p text:style-name="P32"><text:span text:style-name="T3">fil d’Ariane</text:span>, tout en haut, séparé par des &gt;, avec l’élément en cours en gras</text:p>
        </text:list-item>
        <text:list-item>
          <text:p text:style-name="P33">sous-rubriques</text:p>
        </text:list-item>
      </text:list>
      <text:p text:style-name="P15"/>
      <text:h text:style-name="P28" text:outline-level="1"><text:soft-page-break/>Page d’accueil</text:h>
      <text:p text:style-name="P16"/>
      <text:p text:style-name="P16">La page d’accueil a beaucoup de rôles à remplir, et beaucoup d’intervenants vont demander à ce que tel ou tel élément soit en page d’accueil. L’objectif du designer par la page d’accueil est de <text:span text:style-name="T46">faire comprendre : ce qu’est ce site, qu’est-ce que je peux y faire, qu’est-ce-qu’ils proposent, et pourquoi je suis à ma place sur ce site et pas sur un autre.</text:span></text:p>
      <text:p text:style-name="P16"/>
      <text:p text:style-name="P17">Les éléments indispensables d’une page d’accueil : </text:p>
      <text:list xml:id="list2885855812890300053" text:style-name="L7">
        <text:list-item>
          <text:p text:style-name="P35">la <text:span text:style-name="T1">tagline</text:span> descriptive du site. <text:span text:style-name="T47">Claire et informative, de 6 à 8 mots et dit exactement ce que le site fait, de façon la plus spécifique possible (éviter les taglines génériques). Si possible une tagline « bien trouvée » (drôle, personnelle, sans être trop obscure).</text:span></text:p>
        </text:list-item>
        <text:list-item>
          <text:p text:style-name="P35">l’<text:span text:style-name="T1">objet du site</text:span>, dans un gros bloc en haut à gauche ou au centre. <text:span text:style-name="T48">A ne pas confondre avec la mission de l’entreprise</text:span></text:p>
        </text:list-item>
        <text:list-item>
          <text:p text:style-name="P35">la vidéo qui permet d’<text:span text:style-name="T1">en savoir plus</text:span></text:p>
        </text:list-item>
      </text:list>
      <text:p text:style-name="P17"/>
      <text:p text:style-name="P18"><text:span text:style-name="T9">Utilisez autant d’espace que nécessaire</text:span>, aérez la page.</text:p>
      <text:p text:style-name="P19">Mettre en avant les trois principaux points d’entrée :</text:p>
      <text:list xml:id="list7331446580757770620" text:style-name="L8">
        <text:list-item>
          <text:p text:style-name="P34">recherche</text:p>
        </text:list-item>
        <text:list-item>
          <text:p text:style-name="P36">navigation par le <text:span text:style-name="T1">menu</text:span></text:p>
        </text:list-item>
        <text:list-item>
          <text:p text:style-name="P36"><text:span text:style-name="T1">sélection</text:span> des meilleures pages</text:p>
        </text:list-item>
      </text:list>
      <text:p text:style-name="P19"/>
      <text:h text:style-name="Heading_20_1" text:outline-level="1">Les tests utilisateurs</text:h>
      <text:p text:style-name="P20">Tout le monde a son avis sur <text:span text:style-name="T49">ce qui serait entre les boutons radio et les menus déroulants. Evitez les débats stériles en ayant recours aux tests utilisateurs pour checker quelle version a le plus de succès auprès des utilisateurs. </text:span></text:p>
      <text:p text:style-name="P20">Faites <text:span text:style-name="T50">au moins un test par mois, avec trois utilisateurs. Cela devrait suffire pour déceler les plus gros problèmes.</text:span></text:p>
      <text:p text:style-name="P57"><text:span text:style-name="T37">Rocket Surgery made easy</text:span>, de Steve Krug</text:p>
      <text:p text:style-name="P21"/>
      <text:h text:style-name="Heading_20_1" text:outline-level="1">Utilisabilité et mobile</text:h>
      <text:p text:style-name="P22"/>
      <text:p text:style-name="P23">Sur mobile certains indices visuels liés au survol ne sont plus disponibles. <text:span text:style-name="T51">Soyez-y attentif, et limitez l’usage du flat design.</text:span></text:p>
      <text:p text:style-name="P23">Compacter les ressources de façon à faciliter le téléchargement sur mobile.</text:p>
      <text:p text:style-name="P23">Les aspects « agréable » et « apprenable » de l’utilisabilité sont particulièrement important dans le design d’une application mobile.</text:p>
      <text:p text:style-name="P23"/>
      <text:h text:style-name="Heading_20_1" text:outline-level="1">La jauge de bonne volonté</text:h>
      <text:p text:style-name="P24"/>
      <text:p text:style-name="P25">Ce qui la vide :</text:p>
      <text:list xml:id="list4737757752837508038" text:style-name="L9">
        <text:list-item>
          <text:p text:style-name="P37">cacher des informations type prix, <text:span text:style-name="T52">surcoûts / taxes, numéros de téléphone du support</text:span></text:p>
        </text:list-item>
        <text:list-item>
          <text:p text:style-name="P38">être obligé de respecter un certain format lorsque l’on saisit des données</text:p>
        </text:list-item>
        <text:list-item>
          <text:p text:style-name="P38">devoir renseigner des informations qui ne sont pas nécessaires</text:p>
        </text:list-item>
        <text:list-item>
          <text:p text:style-name="P38">les messages faux-cul</text:p>
        </text:list-item>
        <text:list-item>
          <text:p text:style-name="P38">l’apparence « amateure » d’un site</text:p>
        </text:list-item>
      </text:list>
      <text:p text:style-name="P24"><text:soft-page-break/></text:p>
      <text:p text:style-name="P39">Ce qui la remplit :</text:p>
      <text:list xml:id="list5152056637341923569" text:style-name="L10">
        <text:list-item>
          <text:p text:style-name="P40"><text:span text:style-name="T15">orienter l’utilisateur vers les </text:span><text:span text:style-name="T14">trois</text:span><text:span text:style-name="T15"> principales choses qui l’intéressent</text:span>, <text:span text:style-name="T53">faciliter au maximum son parcours vers ces trois choses</text:span></text:p>
        </text:list-item>
        <text:list-item>
          <text:p text:style-name="P42"><text:span text:style-name="T15">dire tout ce que l’utilisateur veut savoir</text:span> : coûts</text:p>
        </text:list-item>
        <text:list-item>
          <text:p text:style-name="P42"><text:span text:style-name="T15">réduire le nombre d’étape dans le parcours</text:span>, le simplifier. Par exemple pour suivre son colis, un lien vers le site de suivi est plus efficace que de juste donner le numéro</text:p>
        </text:list-item>
        <text:list-item>
          <text:p text:style-name="P43"><text:span text:style-name="T15">produire l’information nécessaire</text:span> pour résoudre un problème / vérifier que celle-ci est exacte / la présenter clairement / l’organiser de façon à pouvoir la trouver facilement</text:p>
        </text:list-item>
        <text:list-item>
          <text:p text:style-name="P43"><text:span text:style-name="T15">identifier les questions que les utilisateurs sont le plus susceptible de se poser</text:span> en ce moment, même les plus embarrassantes, et y répondre d’avance : FAQ. Actualiser la FAQ, les questions sont susceptibles de varier selon l’actualité</text:p>
        </text:list-item>
        <text:list-item>
          <text:p text:style-name="P43">des pages avec un <text:span text:style-name="T15">style d’impression simple</text:span></text:p>
        </text:list-item>
        <text:list-item>
          <text:p text:style-name="P43">des <text:span text:style-name="T15">pitfalls pour les erreurs utilisateurs</text:span>. Dans l’idéal le formulaire est renseigné de façon à empêcher ces erreurs d’arriver</text:p>
        </text:list-item>
        <text:list-item>
          <text:p text:style-name="P43">dans le cas où un problème d’utilisabilité ne peut être corrigé, <text:span text:style-name="T15">s’excuser de la gêne occasionnée</text:span></text:p>
        </text:list-item>
      </text:list>
      <text:p text:style-name="P39"/>
      <text:h text:style-name="Heading_20_1" text:outline-level="1">Utilisabilité et accessibilité</text:h>
      <text:p text:style-name="P44"/>
      <text:p text:style-name="P45">Gérer l’accessibilité peut être compliqué. Mais vous pouvez vous occuper de 80 % du travail en faisant simplement ceci :</text:p>
      <text:list xml:id="list5083655521057825455" text:style-name="L11">
        <text:list-item>
          <text:p text:style-name="P46"><text:span text:style-name="T15">réparer ce qui gêne les personnes sans handicap</text:span>, ou ces gênes risquent d’être une encore plus grosse gêne pour les personnes en situation de handicap</text:p>
        </text:list-item>
        <text:list-item>
          <text:p text:style-name="P46"><text:span text:style-name="T15">assister à un test d’un appareil d’accessibilité / screen-reader</text:span><text:line-break/>lire le rapport d’étude sur l’utilisation de ces appareils : <text:a xlink:type="simple" xlink:href="http://redish.net/images/stories/PDF/InteractionsPaperAuthorsVer.pdf" text:style-name="Internet_20_link" text:visited-style-name="Visited_20_Internet_20_Link">http://redish.net/images/stories/PDF/InteractionsPaperAuthorsVer.pdf</text:a></text:p>
        </text:list-item>
        <text:list-item>
          <text:p text:style-name="P47"><text:span text:style-name="T15">lire quelques lectures recommandées</text:span> sur l’accessibilité :</text:p>
          <text:list>
            <text:list-item>
              <text:p text:style-name="P58"><text:span text:style-name="T37">A Web for Everyone: Designing Accessible User Experiences</text:span>, de Sarah Horton et Whitney Quesenbery</text:p>
            </text:list-item>
            <text:list-item>
              <text:p text:style-name="P58"><text:span text:style-name="T37">Web Accessibility: Web Standards and Regulatory Compliance</text:span>, de Jim Thatcher</text:p>
            </text:list-item>
          </text:list>
        </text:list-item>
        <text:list-item>
          <text:p text:style-name="P48">suivre <text:span text:style-name="T15">quelques règles de base</text:span> :</text:p>
          <text:list>
            <text:list-item>
              <text:p text:style-name="P48">utiliser les balises de titres de façon appropriée</text:p>
            </text:list-item>
            <text:list-item>
              <text:p text:style-name="P48">ajouter un texte alternatif à toutes les images</text:p>
            </text:list-item>
            <text:list-item>
              <text:p text:style-name="P48">ajouter un label à tous les champs du formulaire</text:p>
            </text:list-item>
            <text:list-item>
              <text:p text:style-name="P48">ajouter un lien « Aller au contenu » au début de chaque page, visible uniquement aux appareils d’accessibilité</text:p>
            </text:list-item>
            <text:list-item>
              <text:p text:style-name="P48">rendre tout le contenu accessible par clavier</text:p>
            </text:list-item>
            <text:list-item>
              <text:p text:style-name="P48">le texte et le background doivent être suffisamment contrastés</text:p>
            </text:list-item>
            <text:list-item>
              <text:p text:style-name="P48">pour les CMS, choisir des templates certifiés accessibles</text:p>
            </text:list-item>
          </text:list>
        </text:list-item>
      </text:list>
      <text:p text:style-name="P49"/>
      <text:h text:style-name="Heading_20_1" text:outline-level="1">Guide anti-sceptiques</text:h>
      <text:p text:style-name="P50"/>
      <text:p text:style-name="P50">Comment convaincre ses supérieurs de l’utilité de l’utilisabilité :</text:p>
      <text:list xml:id="list6460766163140623166" text:style-name="L12">
        <text:list-item>
          <text:p text:style-name="P51"><text:span text:style-name="T67">calculer</text:span> le retour sur investissement</text:p>
        </text:list-item>
        <text:list-item>
          <text:p text:style-name="P51">utiliser leur langage</text:p>
        </text:list-item>
        <text:list-item>
          <text:p text:style-name="P51">leur demander d’assister à un test utilisateurs</text:p>
        </text:list-item>
        <text:list-item>
          <text:p text:style-name="P51"><text:soft-page-break/>faire un premier test sur son temps libre, sans demander la permission</text:p>
        </text:list-item>
        <text:list-item>
          <text:p text:style-name="P51">faire un test sur un produit de la compétition</text:p>
        </text:list-item>
        <text:list-item>
          <text:p text:style-name="P51">rester humble et compréhensif par-rapport aux autres et à leur mission dans cette grande <text:span text:style-name="T67">fourmilière</text:span> qu’est l’entreprise</text:p>
        </text:list-item>
      </text:list>
      <text:p text:style-name="P50"/>
      <text:p text:style-name="P53">Quelques recommendations de lecture :</text:p>
      <text:list xml:id="list3198258903143791753" text:style-name="L13">
        <text:list-item>
          <text:p text:style-name="P59"><text:span text:style-name="T37">It’s Our Research: Getting Stakeholder Buy-In for User Experience Research Projects</text:span>, de Tomer Sharon</text:p>
        </text:list-item>
        <text:list-item>
          <text:p text:style-name="P59"><text:span text:style-name="T37">The User Experience Team of One: A Research and Design Survival Guide (Chapitre 3 et 4)</text:span>, de Leah Buley</text:p>
        </text:list-item>
      </text:list>
      <text:p text:style-name="P53"/>
      <text:h text:style-name="Heading_20_1" text:outline-level="1">Le côté obscur de l’utilisabilité</text:h>
      <text:p text:style-name="P54"/>
      <text:p text:style-name="P55">Votre rôle est d’amener les gens vers une direction précise. Pour ce faire, vous trouverez des recommandations dans ces ouvrages :</text:p>
      <text:list xml:id="list635635177956848111" text:style-name="L14">
        <text:list-item>
          <text:p text:style-name="P60"><text:span text:style-name="T37">Influence: The Psychology of Persuasion</text:span>, de Robert Cialdini</text:p>
        </text:list-item>
        <text:list-item>
          <text:p text:style-name="P60"><text:span text:style-name="T37">How to get people to do stuff</text:span>, de Susan Weinschenk</text:p>
        </text:list-item>
      </text:list>
      <text:p text:style-name="P52"/>
      <text:p text:style-name="P56"><text:span text:style-name="T54">Vous pouvez influencer les gens mais ne tombez pas dans la manipulation et la tromperie comme le font les publicitaires malhonnêtes avec leurs faux boutons de téléchargement. D’autres exemples de tromperies de ce genre dans le livre </text:span><text:span text:style-name="T36">Evil by Design: Interaction Design to Lead Us into Temptation</text:span><text:span text:style-name="T31">, </text:span><text:span text:style-name="Emphasis"><text:span text:style-name="T63">de</text:span></text:span><text:span text:style-name="Emphasis"><text:span text:style-name="T64"> Chris Nodd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6T21:25:46.017000000</meta:creation-date>
    <dc:date>2016-09-09T00:31:34.504000000</dc:date>
    <meta:editing-duration>PT3H34M58S</meta:editing-duration>
    <meta:editing-cycles>83</meta:editing-cycles>
    <meta:generator>LibreOffice/5.2.0.4$Windows_X86_64 LibreOffice_project/066b007f5ebcc236395c7d282ba488bca6720265</meta:generator>
    <meta:document-statistic meta:table-count="0" meta:image-count="0" meta:object-count="0" meta:page-count="5" meta:paragraph-count="111" meta:word-count="1690" meta:character-count="10128" meta:non-whitespace-character-count="8615"/>
  </office:meta>
</office:document-meta>
</file>